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18" table:style-name="ce1">
            <text:p>118</text:p>
          </table:table-cell>
          <table:table-cell office:value-type="float" office:value="64" table:style-name="ce1">
            <text:p>64</text:p>
          </table:table-cell>
          <table:table-cell office:value-type="float" office:value="735" table:style-name="ce1">
            <text:p>735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56" table:style-name="ce1">
            <text:p>156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128" table:style-name="ce1">
            <text:p>128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122" table:style-name="ce1">
            <text:p>122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47" table:style-name="ce1">
            <text:p>147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85" table:style-name="ce1">
            <text:p>185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46" table:style-name="ce1">
            <text:p>146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0:39Z</dc:date>
    <meta:editing-duration>PT0S</meta:editing-duration>
  </office:meta>
</office:document-meta>
</file>